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D0000016F6F61E10104A13B7C.png" manifest:media-type="image/png"/>
  <manifest:file-entry manifest:full-path="Pictures/10000001000004BB0000018A12724D7D88C20EF4.png" manifest:media-type="image/png"/>
  <manifest:file-entry manifest:full-path="Pictures/1000000100000745000001B7DCB19CED7D021E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fo:font-weight="bold" officeooo:rsid="0006a31d" officeooo:paragraph-rsid="0006a31d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paragraph-rsid="0006a31d"/>
    </style:style>
    <style:style style:name="T1" style:family="text">
      <style:text-properties officeooo:rsid="0006a3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06a31d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tab/><text:tab/><text:tab/><text:tab/><text:span text:style-name="T1">SQL Assignment no 15</text:span></text:p>
      <text:p text:style-name="P1"><text:tab/><text:tab/><text:span text:style-name="T1">Using subqueries with DML commands</text:span></text:p>
      <text:p text:style-name="P2">1)</text:p>
      <text:p text:style-name="Standard"><draw:frame draw:style-name="fr2" draw:name="Image1" text:anchor-type="char" svg:x="0cm" svg:y="0cm" svg:width="17cm" svg:height="4.009cm" draw:z-index="0"><draw:image xlink:href="Pictures/1000000100000745000001B7DCB19CED7D021ED8.png" xlink:type="simple" xlink:show="embed" xlink:actuate="onLoad" draw:mime-type="image/png"/></draw:frame><text:s text:c="174"/></text:p>
      <text:p text:style-name="P2">2)</text:p>
      <text:p text:style-name="P3"><draw:frame draw:style-name="fr1" draw:name="Image2" text:anchor-type="char" svg:width="17cm" svg:height="5.53cm" draw:z-index="1"><draw:image xlink:href="Pictures/10000001000004BB0000018A12724D7D88C20EF4.png" xlink:type="simple" xlink:show="embed" xlink:actuate="onLoad" draw:mime-type="image/png"/></draw:frame><text:s text:c="4"/></text:p>
      <text:p text:style-name="P3"><text:span text:style-name="T3">3)</text:span> <text:s text:c="165"/></text:p>
      <text:p text:style-name="Standard"><draw:frame draw:style-name="fr1" draw:name="Image3" text:anchor-type="char" svg:width="17cm" svg:height="4.544cm" draw:z-index="2"><draw:image xlink:href="Pictures/100000010000055D0000016F6F61E10104A13B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43:30.536726504</meta:creation-date>
    <dc:date>2023-09-20T22:51:47.929242736</dc:date>
    <meta:editing-duration>PT38M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7" meta:word-count="12" meta:character-count="410" meta:non-whitespace-character-count="53"/>
  </office:meta>
</office:document-meta>
</file>